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67b7" officeooo:paragraph-rsid="001567b7"/>
    </style:style>
    <style:style style:name="P2" style:family="paragraph" style:parent-style-name="Standard">
      <style:text-properties officeooo:rsid="00170148" officeooo:paragraph-rsid="00170148"/>
    </style:style>
    <style:style style:name="P3" style:family="paragraph" style:parent-style-name="Standard">
      <style:text-properties officeooo:rsid="0017b402" officeooo:paragraph-rsid="0017b402"/>
    </style:style>
    <style:style style:name="P4" style:family="paragraph" style:parent-style-name="Standard">
      <style:text-properties fo:font-weight="normal" officeooo:rsid="000db936" officeooo:paragraph-rsid="0017b402" style:font-weight-asian="normal" style:font-weight-complex="normal"/>
    </style:style>
    <style:style style:name="P5" style:family="paragraph" style:parent-style-name="Standard">
      <style:text-properties fo:font-weight="normal" officeooo:rsid="000c8d90" officeooo:paragraph-rsid="0017b402" style:font-weight-asian="normal" style:font-weight-complex="normal"/>
    </style:style>
    <style:style style:name="P6" style:family="paragraph" style:parent-style-name="Standard">
      <style:text-properties fo:font-weight="normal" officeooo:rsid="0017b402" officeooo:paragraph-rsid="0017b402" style:font-weight-asian="normal" style:font-weight-complex="normal"/>
    </style:style>
    <style:style style:name="P7" style:family="paragraph" style:parent-style-name="Standard">
      <style:text-properties officeooo:rsid="000c8d90" officeooo:paragraph-rsid="0017b402"/>
    </style:style>
    <style:style style:name="T1" style:family="text">
      <style:text-properties officeooo:rsid="00170148"/>
    </style:style>
    <style:style style:name="T2" style:family="text">
      <style:text-properties officeooo:rsid="0017b402"/>
    </style:style>
    <style:style style:name="T3" style:family="text">
      <style:text-properties fo:font-weight="normal" style:font-weight-asian="normal" style:font-weight-complex="normal"/>
    </style:style>
    <style:style style:name="T4" style:family="text">
      <style:text-properties fo:font-weight="normal" officeooo:rsid="000db936"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er istasyonu acil durumu </text:p>
      <text:p text:style-name="P1"/>
      <text:p text:style-name="P1">Yer kontrol istasyonu olarak kullanılan bilgisayar yada mobil cihaz MAVLink adı verilen haberleşme protokolunu kullanarak birbirleriyle haberleşirler.Bu haberleşmede 5 sn üzerinde <text:s/>kesinti olması yer istasyonu acil durum prosedürünü tetikler.Eğer drona bağlı bir yer istasyonu yok sa bu parametre çalışmayacaktır.</text:p>
      <text:p text:style-name="P1"/>
      <text:p text:style-name="P1">Yer istasyonu acil durumunun genel sorunlarda tetiklenme sebepleri:</text:p>
      <text:p text:style-name="P1"/>
      <text:p text:style-name="P1">1-Uçuş esnasında pilot tarafından yer istasyonunun kapatılması yada yer istasyonuyla olan bağlantının kopması.</text:p>
      <text:p text:style-name="P1">2-Yer istasyonunda bulunan <text:s/>telemetri modulunun anten haberleşme mesafesi geçilmiş olması.</text:p>
      <text:p text:style-name="P1">3-Yer istasyonun<text:span text:style-name="T1">da yada</text:span> telemetri modulunde güç kesintisi olması.</text:p>
      <text:p text:style-name="P2">4-Dron üzerinde ki yada yer istasyonunda ki telemetri modullerınden birinde kablo bağlantısında kopukluk yaşamak.</text:p>
      <text:p text:style-name="P2"/>
      <text:p text:style-name="P2">Acil durumda gerçekleşen olaylar:</text:p>
      <text:p text:style-name="P3"/>
      <text:p text:style-name="P3">Dron disarm durumunda ise acil durum vermeyecektir.</text:p>
      <text:p text:style-name="P3">Dron arm durumunda fakat yeni iniş yaptıysa,kendisini disarm edecektir.</text:p>
      <text:p text:style-name="P3">Dron STABILIZE yada ACRO modunda arm edilmiş ve <text:s/>gaz miktarı sıfırda tutulmuşsa ,kendisini disarm edecektir.</text:p>
      <text:p text:style-name="P3">Bunların aksi uçuş durumlarında daha önceden ayarlanmış acil durum prosedürü izlenecektir.</text:p>
      <text:p text:style-name="P3">Eğer yer istasyonu acil durumundan cıkıldıysa yani yer istasyonu ve dron arasında bağlantı tekrar sağlanmışsa ,otopilot mod değiştirmeyecektir,pilot göreve devam etmek yada kendisi uçurmak isterse kumanda yada yer istasyonundan uçuş moduna müdahale etmelidir.</text:p>
      <text:p text:style-name="P3"/>
      <text:p text:style-name="P5">BATT_FS_LOW_ACT parametre ayarına göre dron acil durumda ne yapılacağını belirler ve otomatik olarak yerine getirmeye başlar.</text:p>
      <text:p text:style-name="P5"/>
      <text:p text:style-name="P5">0 değeri için herhangi bir tepki vermeyecek ve mod değiştirmeyecektir.</text:p>
      <text:p text:style-name="P5">1 değeri için <text:span text:style-name="T2">RTL </text:span>modu tetiklenerek bulunduğu konum<text:span text:style-name="T2">d</text:span>a<text:span text:style-name="T2">n</text:span> <text:span text:style-name="T2">ev konumuna doğru geri dönüş yapacaktır eger gps pozisyonlaması iyi değilse <text:s/>RTL moduna gecemez,bu durumda LAND moduna geçiş yapılarak iniş yapılacaktır</text:span>.</text:p>
      <text:p text:style-name="P5">2 <text:span text:style-name="T2">AUTO modda iken acil durum ikazı es geçilerek görev uçuşu devam ettirilecektir,aksi durumda dron <text:s/>RTL moduna gecerek ev konumuna geri dönecektir.</text:span></text:p>
      <text:p text:style-name="P7"><text:span text:style-name="T3">3 değeri için SmartRTL moduna geçmeye çalışılacaktır eğer SmartRTL moduna gecemezse RTL moduna geçmeyi deneyecektir</text:span><text:span text:style-name="T4">Düzgün gps verisine ulaşamazsa mod olarak LAND a geçilerek iniş yapılacaktır.</text:span></text:p>
      <text:p text:style-name="P4">4 değeri için mümkünse SmartRTL moduna geçilecektir eğer değilse RTL moduna geçmesi zorlanmadan LAND moduna gecerek iniş yapılacaktır.</text:p>
      <text:p text:style-name="P4">5 değeri için <text:span text:style-name="T2">dron bulunduğu konuma iniş yapacaktır</text:span></text:p>
      <text:p text:style-name="P6">Yanlışlıkla geçersiz değer girilmesi durumunda ,dron acil durumda <text:s/>RTL moduna gecerek ev noktasına geri dönecektir.</text:p>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9T11:52:11.993834772</meta:creation-date>
    <dc:date>2020-04-09T14:47:54.407001514</dc:date>
    <meta:editing-duration>PT2H23M20S</meta:editing-duration>
    <meta:editing-cycles>1</meta:editing-cycles>
    <meta:document-statistic meta:table-count="0" meta:image-count="0" meta:object-count="0" meta:page-count="1" meta:paragraph-count="21" meta:word-count="318" meta:character-count="2438" meta:non-whitespace-character-count="2134"/>
    <meta:generator>LibreOffice/5.1.6.2$Linux_X86_64 LibreOffice_project/10m0$Build-2</meta:generator>
  </office:meta>
</office:document-meta>
</file>